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8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4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51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8.833cm" fo:min-width="0cm"/>
    </style:style>
    <style:style style:name="gr8" style:family="graphic" style:parent-style-name="objectwithoutfill">
      <style:graphic-properties draw:stroke="dash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8.47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76cm" fo:min-width="1.5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2.6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395cm"/>
    </style:style>
    <style:style style:name="gr13" style:family="graphic" style:parent-style-name="objectwithoutfill">
      <style:graphic-properties draw:stroke="dash" svg:stroke-color="#000000" draw:fill="none" draw:fill-color="#ffffff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7.98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3.4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3.4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9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04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6.29cm" fo:min-width="0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76cm" fo:min-width="1.5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5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5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3.53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4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style:font-name-complex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89cm" svg:height="0.606cm" svg:x="5.054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39cm" svg:y1="8.79cm" svg:x2="5.468cm" svg:y2="9.638cm">
          <text:p/>
        </draw:line>
        <draw:line draw:style-name="gr2" draw:text-style-name="P2" draw:layer="layout" svg:x1="5.881cm" svg:y1="9.032cm" svg:x2="4.918cm" svg:y2="9.033cm">
          <text:p/>
        </draw:line>
        <draw:line draw:style-name="gr2" draw:text-style-name="P2" draw:layer="layout" svg:x1="5.468cm" svg:y1="9.637cm" svg:x2="5.055cm" svg:y2="10.243cm">
          <text:p/>
        </draw:line>
        <draw:line draw:style-name="gr2" draw:text-style-name="P2" draw:layer="layout" svg:x1="5.468cm" svg:y1="9.638cm" svg:x2="5.881cm" svg:y2="10.243cm">
          <text:p/>
        </draw:line>
        <draw:frame draw:style-name="gr3" draw:text-style-name="P3" draw:layer="layout" svg:width="1.972cm" svg:height="0.66cm" svg:x="4.429cm" svg:y="10.121cm">
          <draw:text-box>
            <text:p><text:span text:style-name="T1">Ad</text:span><text:span text:style-name="T1">vo</text:span><text:span text:style-name="T1">cat</text:span><text:span text:style-name="T1">e</text:span></text:p>
          </draw:text-box>
        </draw:frame>
        <draw:line draw:style-name="gr4" draw:text-style-name="P2" draw:layer="layout" svg:x1="5.606cm" svg:y1="11.938cm" svg:x2="10.149cm" svg:y2="11.938cm">
          <text:p/>
        </draw:line>
        <draw:line draw:style-name="gr5" draw:text-style-name="P2" draw:layer="layout" svg:x1="10.149cm" svg:y1="13.997cm" svg:x2="5.606cm" svg:y2="13.997cm">
          <text:p/>
        </draw:line>
        <draw:custom-shape draw:style-name="gr1" draw:text-style-name="P1" draw:layer="layout" svg:width="0.688cm" svg:height="0.606cm" svg:x="6.432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816cm" svg:y1="8.79cm" svg:x2="6.845cm" svg:y2="9.638cm">
          <text:p/>
        </draw:line>
        <draw:line draw:style-name="gr2" draw:text-style-name="P2" draw:layer="layout" svg:x1="7.257cm" svg:y1="9.032cm" svg:x2="6.294cm" svg:y2="9.033cm">
          <text:p/>
        </draw:line>
        <draw:line draw:style-name="gr2" draw:text-style-name="P2" draw:layer="layout" svg:x1="6.845cm" svg:y1="9.637cm" svg:x2="6.432cm" svg:y2="10.243cm">
          <text:p/>
        </draw:line>
        <draw:line draw:style-name="gr2" draw:text-style-name="P2" draw:layer="layout" svg:x1="6.845cm" svg:y1="9.638cm" svg:x2="7.258cm" svg:y2="10.243cm">
          <text:p/>
        </draw:line>
        <draw:custom-shape draw:style-name="gr1" draw:text-style-name="P1" draw:layer="layout" svg:width="0.688cm" svg:height="0.606cm" svg:x="6.433cm" svg:y="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817cm" svg:y1="8.789cm" svg:x2="6.846cm" svg:y2="9.637cm">
          <text:p/>
        </draw:line>
        <draw:line draw:style-name="gr2" draw:text-style-name="P2" draw:layer="layout" svg:x1="7.258cm" svg:y1="9.031cm" svg:x2="6.295cm" svg:y2="9.032cm">
          <text:p/>
        </draw:line>
        <draw:line draw:style-name="gr2" draw:text-style-name="P2" draw:layer="layout" svg:x1="6.846cm" svg:y1="9.636cm" svg:x2="6.433cm" svg:y2="10.242cm">
          <text:p/>
        </draw:line>
        <draw:line draw:style-name="gr2" draw:text-style-name="P2" draw:layer="layout" svg:x1="6.846cm" svg:y1="9.637cm" svg:x2="7.259cm" svg:y2="10.242cm">
          <text:p/>
        </draw:line>
        <draw:frame draw:style-name="gr6" draw:text-style-name="P3" draw:layer="layout" svg:width="2.012cm" svg:height="0.66cm" svg:x="6.019cm" svg:y="10.117cm">
          <draw:text-box>
            <text:p><text:span text:style-name="T1">P</text:span><text:span text:style-name="T1">l</text:span><text:span text:style-name="T1">a</text:span><text:span text:style-name="T1">i</text:span><text:span text:style-name="T1">n</text:span><text:span text:style-name="T1">ti</text:span><text:span text:style-name="T1">ff</text:span></text:p>
          </draw:text-box>
        </draw:frame>
        <draw:custom-shape draw:style-name="gr7" draw:text-style-name="P1" draw:layer="layout" svg:width="0.276cm" svg:height="9.083cm" svg:x="5.33cm" svg:y="11.09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468cm" svg:y1="11.09cm" svg:x2="5.468cm" svg:y2="10.606cm">
          <text:p/>
        </draw:line>
        <draw:line draw:style-name="gr8" draw:text-style-name="P2" draw:layer="layout" svg:x1="5.468cm" svg:y1="21.264cm" svg:x2="5.468cm" svg:y2="20.174cm">
          <text:p/>
        </draw:line>
        <draw:custom-shape draw:style-name="gr9" draw:text-style-name="P1" draw:layer="layout" svg:width="0.277cm" svg:height="8.72cm" svg:x="10.148cm" svg:y="11.33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0.287cm" svg:y1="21.143cm" svg:x2="10.287cm" svg:y2="20.053cm">
          <text:p/>
        </draw:line>
        <draw:custom-shape draw:style-name="gr10" draw:text-style-name="P1" draw:layer="layout" svg:width="2.064cm" svg:height="0.726cm" svg:x="9.186cm" svg:y="10.001cm">
          <text:p text:style-name="P4"><text:span text:style-name="T1">Homepage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0.287cm" svg:y1="11.333cm" svg:x2="10.287cm" svg:y2="10.727cm">
          <text:p/>
        </draw:line>
        <draw:frame draw:style-name="gr11" draw:text-style-name="P3" draw:layer="layout" svg:width="3.195cm" svg:height="0.659cm" svg:x="6.157cm" svg:y="11.333cm">
          <draw:text-box>
            <text:p><text:span text:style-name="T1">Click on register</text:span></text:p>
          </draw:text-box>
        </draw:frame>
        <draw:frame draw:style-name="gr12" draw:text-style-name="P3" draw:layer="layout" svg:width="3.895cm" svg:height="0.659cm" svg:x="6.157cm" svg:y="13.508cm">
          <draw:text-box>
            <text:p><text:span text:style-name="T1">Display register field</text:span></text:p>
          </draw:text-box>
        </draw:frame>
        <draw:custom-shape draw:style-name="gr10" draw:text-style-name="P1" draw:layer="layout" svg:width="2.064cm" svg:height="0.726cm" svg:x="13.178cm" svg:y="10.001cm">
          <text:p text:style-name="P4"><text:span text:style-name="T1">Web API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4.142cm" svg:y1="11.817cm" svg:x2="14.142cm" svg:y2="10.727cm">
          <text:p/>
        </draw:line>
        <draw:custom-shape draw:style-name="gr14" draw:text-style-name="P1" draw:layer="layout" svg:width="0.276cm" svg:height="8.235cm" svg:x="14.004cm" svg:y="11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4.142cm" svg:y1="21.022cm" svg:x2="14.142cm" svg:y2="20.053cm">
          <text:p/>
        </draw:line>
        <draw:line draw:style-name="gr4" draw:text-style-name="P2" draw:layer="layout" svg:x1="10.425cm" svg:y1="12.423cm" svg:x2="14.005cm" svg:y2="12.423cm">
          <text:p/>
        </draw:line>
        <draw:frame draw:style-name="gr15" draw:text-style-name="P3" draw:layer="layout" svg:width="3.962cm" svg:height="0.66cm" svg:x="10.288cm" svg:y="11.696cm">
          <draw:text-box>
            <text:p><text:span text:style-name="T1">Request register page</text:span></text:p>
          </draw:text-box>
        </draw:frame>
        <draw:line draw:style-name="gr5" draw:text-style-name="P2" draw:layer="layout" svg:x1="14.005cm" svg:y1="13.392cm" svg:x2="10.425cm" svg:y2="13.392cm">
          <text:p/>
        </draw:line>
        <draw:frame draw:style-name="gr16" draw:text-style-name="P3" draw:layer="layout" svg:width="3.767cm" svg:height="0.659cm" svg:x="10.425cm" svg:y="12.781cm">
          <draw:text-box>
            <text:p><text:span text:style-name="T1">Return register page</text:span></text:p>
          </draw:text-box>
        </draw:frame>
        <draw:line draw:style-name="gr4" draw:text-style-name="P2" draw:layer="layout" svg:x1="5.606cm" svg:y1="15.208cm" svg:x2="10.149cm" svg:y2="15.208cm">
          <text:p/>
        </draw:line>
        <draw:frame draw:style-name="gr17" draw:text-style-name="P3" draw:layer="layout" svg:width="3.925cm" svg:height="1.059cm" svg:x="5.743cm" svg:y="14.349cm">
          <draw:text-box>
            <text:p><text:span text:style-name="T1">Enter user detail and </text:span></text:p>
            <text:p><text:span text:style-name="T1">click submit</text:span></text:p>
          </draw:text-box>
        </draw:frame>
        <draw:frame draw:style-name="gr18" draw:text-style-name="P3" draw:layer="layout" svg:width="3.408cm" svg:height="1.06cm" svg:x="10.642cm" svg:y="14.833cm">
          <draw:text-box>
            <text:p><text:span text:style-name="T1">Check validity of </text:span></text:p>
            <text:p><text:span text:style-name="T1">register fields</text:span></text:p>
          </draw:text-box>
        </draw:frame>
        <draw:line draw:style-name="gr4" draw:text-style-name="P2" draw:layer="layout" svg:x1="10.425cm" svg:y1="15.814cm" svg:x2="14.005cm" svg:y2="15.814cm">
          <text:p/>
        </draw:line>
        <draw:frame draw:style-name="gr19" draw:text-style-name="P3" draw:layer="layout" svg:width="3.545cm" svg:height="1.06cm" svg:x="10.491cm" svg:y="16.178cm">
          <draw:text-box>
            <text:p><text:span text:style-name="T1">Redirect back with</text:span></text:p>
            <text:p><text:span text:style-name="T1">errors</text:span></text:p>
          </draw:text-box>
        </draw:frame>
        <draw:line draw:style-name="gr5" draw:text-style-name="P2" draw:layer="layout" svg:x1="14.005cm" svg:y1="17.146cm" svg:x2="10.425cm" svg:y2="17.146cm">
          <text:p/>
        </draw:line>
        <draw:line draw:style-name="gr13" draw:text-style-name="P5" draw:layer="layout" svg:x1="17.446cm" svg:y1="13.513cm" svg:x2="17.446cm" svg:y2="10.727cm">
          <text:p/>
        </draw:line>
        <draw:custom-shape draw:style-name="gr20" draw:text-style-name="P1" draw:layer="layout" svg:width="0.276cm" svg:height="6.54cm" svg:x="17.308cm" svg:y="13.513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7.446cm" svg:y1="21.022cm" svg:x2="17.446cm" svg:y2="20.053cm">
          <text:p/>
        </draw:line>
        <draw:custom-shape draw:style-name="gr21" draw:text-style-name="P1" draw:layer="layout" svg:width="2.065cm" svg:height="0.726cm" svg:x="16.207cm" svg:y="10.001cm">
          <text:p text:style-name="P4"><text:span text:style-name="T1">Database</text:span></text:p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.086cm" svg:height="0.659cm" svg:x="14.736cm" svg:y="15.689cm">
          <draw:text-box>
            <text:p><text:span text:style-name="T1">Save user</text:span></text:p>
          </draw:text-box>
        </draw:frame>
        <draw:line draw:style-name="gr4" draw:text-style-name="P2" draw:layer="layout" svg:x1="14.279cm" svg:y1="17.752cm" svg:x2="17.308cm" svg:y2="17.752cm">
          <text:p/>
        </draw:line>
        <draw:frame draw:style-name="gr23" draw:text-style-name="P3" draw:layer="layout" svg:width="2.086cm" svg:height="0.66cm" svg:x="14.737cm" svg:y="17.02cm">
          <draw:text-box>
            <text:p><text:span text:style-name="T1">Save user</text:span></text:p>
          </draw:text-box>
        </draw:frame>
        <draw:frame draw:style-name="gr24" draw:text-style-name="P3" draw:layer="layout" svg:width="2.305cm" svg:height="0.659cm" svg:x="14.692cm" svg:y="17.994cm">
          <draw:text-box>
            <text:p><text:span text:style-name="T1">User </text:span><text:span text:style-name="T1">saved</text:span></text:p>
          </draw:text-box>
        </draw:frame>
        <draw:line draw:style-name="gr5" draw:text-style-name="P2" draw:layer="layout" svg:x1="17.17cm" svg:y1="18.605cm" svg:x2="14.279cm" svg:y2="18.6cm">
          <text:p/>
        </draw:line>
        <draw:frame draw:style-name="gr25" draw:text-style-name="P3" draw:layer="layout" svg:width="4.033cm" svg:height="0.66cm" svg:x="10.37cm" svg:y="18.357cm">
          <draw:text-box>
            <text:p><text:span text:style-name="T1">Redirect </text:span><text:span text:style-name="T1">to </text:span><text:span text:style-name="T1">dashboa</text:span><text:span text:style-name="T1">rd</text:span></text:p>
          </draw:text-box>
        </draw:frame>
        <draw:line draw:style-name="gr5" draw:text-style-name="P2" draw:layer="layout" svg:x1="14.006cm" svg:y1="17.146cm" svg:x2="10.426cm" svg:y2="17.146cm">
          <text:p/>
        </draw:line>
        <draw:line draw:style-name="gr5" draw:text-style-name="P2" draw:layer="layout" svg:x1="14.005cm" svg:y1="19.084cm" svg:x2="10.425cm" svg:y2="19.084cm">
          <text:p/>
        </draw:line>
        <draw:line draw:style-name="gr5" draw:text-style-name="P2" draw:layer="layout" svg:x1="10.149cm" svg:y1="19.811cm" svg:x2="5.606cm" svg:y2="19.811cm">
          <text:p/>
        </draw:line>
        <draw:custom-shape draw:style-name="gr1" draw:text-style-name="P1" draw:layer="layout" svg:width="0.689cm" svg:height="0.606cm" svg:x="3.717cm" svg:y="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02cm" svg:y1="8.789cm" svg:x2="4.131cm" svg:y2="9.637cm">
          <text:p/>
        </draw:line>
        <draw:line draw:style-name="gr2" draw:text-style-name="P2" draw:layer="layout" svg:x1="4.544cm" svg:y1="9.031cm" svg:x2="3.581cm" svg:y2="9.032cm">
          <text:p/>
        </draw:line>
        <draw:line draw:style-name="gr2" draw:text-style-name="P2" draw:layer="layout" svg:x1="4.131cm" svg:y1="9.636cm" svg:x2="3.718cm" svg:y2="10.242cm">
          <text:p/>
        </draw:line>
        <draw:line draw:style-name="gr2" draw:text-style-name="P2" draw:layer="layout" svg:x1="4.131cm" svg:y1="9.637cm" svg:x2="4.544cm" svg:y2="10.242cm">
          <text:p/>
        </draw:line>
        <draw:frame draw:style-name="gr26" draw:text-style-name="P3" draw:layer="layout" svg:width="1.972cm" svg:height="0.64cm" svg:x="3.346cm" svg:y="10.088cm">
          <draw:text-box>
            <text:p><text:span text:style-name="T1">Adm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font-weight="bold" style:font-weight-asian="bold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weight="bold" style:font-weight-asian="bold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weight="normal" style:font-weight-asian="normal" style:font-weight-complex="norma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font-weight="bold" style:font-weight-asian="bold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2z0" style:family="graphic">
      <style:paragraph-properties style:text-autospace="none"/>
      <style:text-properties fo:font-size="13pt" style:font-size-asian="13pt" style:font-size-complex="13pt"/>
    </style:style>
    <style:style style:name="WW8Num1z0" style:family="graphic">
      <style:paragraph-properties style:text-autospace="none"/>
      <style:text-properties fo:font-weight="bold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text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2" style:font-family-asian="'Lucida Sans'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Contents_20_1" style:display-name="Contents 1" style:family="graphic">
      <style:paragraph-properties fo:margin-top="0.374cm" fo:margin-bottom="0.374cm" fo:text-align="center" style:text-autospace="none">
        <style:tab-stops>
          <style:tab-stop style:position="26.85cm" style:type="right" style:leader-style="dotted" style:leader-text="."/>
        </style:tab-stops>
      </style:paragraph-properties>
      <style:text-properties fo:text-transform="uppercase" fo:color="#000000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.055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51:27.556114364</meta:creation-date>
    <dc:date>2019-05-06T15:43:33.556137970</dc:date>
    <meta:editing-duration>PT4H39M18S</meta:editing-duration>
    <meta:editing-cycles>26</meta:editing-cycles>
    <meta:generator>LibreOffice/6.2.2.2$Linux_X86_64 LibreOffice_project/20$Build-2</meta:generator>
    <meta:document-statistic meta:object-count="61"/>
  </office:meta>
</office:document-meta>
</file>